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paragraph-properties>
        <style:tab-stops>
          <style:tab-stop style:position="6.53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able_20_Contents">
      <style:text-properties fo:font-size="8pt" fo:font-style="italic" style:font-size-asian="8pt" style:font-style-asian="italic" style:font-size-complex="8pt" style:font-style-complex="italic"/>
    </style:style>
    <style:style style:name="P42"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3"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4"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5"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6"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7"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8"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9"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50" style:family="paragraph" style:parent-style-name="Standard" style:list-style-name="WW8Num6">
      <style:text-properties style:font-name="Trebuchet MS" fo:font-size="11pt" fo:font-weight="bold" style:font-size-asian="11pt" style:font-weight-asian="bold" style:font-size-complex="11pt"/>
    </style:style>
    <style:style style:name="P51" style:family="paragraph" style:parent-style-name="Standard" style:list-style-name="WW8Num4">
      <style:text-properties style:font-name="Trebuchet MS" fo:font-size="11pt" fo:font-weight="bold" style:font-size-asian="11pt" style:font-weight-asian="bold" style:font-size-complex="11pt"/>
    </style:style>
    <style:style style:name="P52" style:family="paragraph" style:parent-style-name="Standard" style:list-style-name="WW8Num3">
      <style:text-properties style:font-name="Trebuchet MS" fo:font-size="11pt" style:font-size-asian="11pt" style:font-size-complex="11pt"/>
    </style:style>
    <style:style style:name="P53"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4"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5"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57" style:family="paragraph" style:parent-style-name="Text_20_body" style:list-style-name="L1">
      <style:paragraph-properties>
        <style:tab-stops>
          <style:tab-stop style:position="6.535cm"/>
        </style:tab-stops>
      </style:paragraph-properties>
    </style:style>
    <style:style style:name="P58"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466353" text:style-name="WW8Num4">
        <text:list-item>
          <text:p text:style-name="P53">Cosa devo fare</text:p>
        </text:list-item>
      </text:list>
      <text:p text:style-name="P24"/>
      <text:p text:style-name="P24"><text:a xlink:type="simple" xlink:href="http://www.radian6.com/">http://www.radian6.com/</text:a></text:p>
      <text:p text:style-name="P24"><text:a xlink:type="simple" xlink:href="http://www.radian6.com/products/">http://www.radian6.com/products/</text:a></text:p>
      <text:p text:style-name="P24"/>
      <text:list xml:id="list881068861" text:style-name="WW8Num6">
        <text:list-item>
          <text:list>
            <text:list-item>
              <text:p text:style-name="P50">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609137086" text:continue-numbering="true" text:style-name="WW8Num6">
        <text:list-item>
          <text:list>
            <text:list-item>
              <text:p text:style-name="P50">Perchè fare</text:p>
            </text:list-item>
          </text:list>
        </text:list-item>
      </text:list>
      <text:p text:style-name="P46"/>
      <text:p text:style-name="P47">http://www.aboutyou.it/reputation-monitoring.html</text:p>
      <text:p text:style-name="P47"/>
      <text:p text:style-name="P3"/>
      <text:p text:style-name="P3"/>
      <text:list xml:id="list2083623508" text:continue-numbering="true" text:style-name="WW8Num6">
        <text:list-item>
          <text:list>
            <text:list-item>
              <text:p text:style-name="P50">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1921224432" text:continue-numbering="true" text:style-name="WW8Num6">
        <text:list-item>
          <text:list>
            <text:list-item>
              <text:p text:style-name="P50">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692902563" text:continue-numbering="true" text:style-name="WW8Num6">
        <text:list-item>
          <text:list>
            <text:list-item>
              <text:p text:style-name="P50">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493563310" text:continue-numbering="true" text:style-name="WW8Num6">
        <text:list-item>
          <text:list>
            <text:list-item>
              <text:p text:style-name="P50">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1288595606" text:continue-numbering="true" text:style-name="WW8Num6">
        <text:list-item>
          <text:list>
            <text:list-item>
              <text:p text:style-name="P50">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text:bookmark-start text:name="__DdeLink__2314_1340535961"/>http://www.knowlesys.com/<text:bookmark-end text:name="__DdeLink__2314_1340535961"/></text:p>
      <text:p text:style-name="P3"/>
      <text:p text:style-name="P3"/>
      <text:list xml:id="list399758433" text:continue-numbering="true" text:style-name="WW8Num6">
        <text:list-item>
          <text:list>
            <text:list-item>
              <text:p text:style-name="P50">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oft-page-break/><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171991623" text:continue-list="list51466353" text:style-name="WW8Num4">
        <text:list-item>
          <text:p text:style-name="P51">SW esistenti</text:p>
          <text:list>
            <text:list-item>
              <text:p text:style-name="P51">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170919933" text:continue-numbering="true" text:style-name="WW8Num4">
        <text:list-item>
          <text:list>
            <text:list-item>
              <text:p text:style-name="P51">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257070194" text:continue-numbering="true" text:style-name="WW8Num4">
        <text:list-item>
          <text:list>
            <text:list-item>
              <text:p text:style-name="P51">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1186603600" text:continue-numbering="true" text:style-name="WW8Num4">
        <text:list-item>
          <text:list>
            <text:list-item>
              <text:p text:style-name="P51">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936153094" text:continue-numbering="true" text:style-name="WW8Num4">
        <text:list-item>
          <text:p text:style-name="P51">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capistrano</text:p>
      <text:list xml:id="list1158890587" text:style-name="WW8Num3">
        <text:list-item>
          <text:p text:style-name="P52">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text:soft-page-break/>*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text:soft-page-break/></text:p>
      <text:p text:style-name="P3">impostare user agent per evitare possibili 404</text:p>
      <text:p text:style-name="P3"/>
      <text:p text:style-name="P5">"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text:soft-page-break/>candidati = <text:s/>candidati.to_a.uniq</text:p>
      <text:p text:style-name="P3"/>
      <text:p text:style-name="P3">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text:soft-page-break/></text:p>
      <text:p text:style-name="P6"/>
      <text:p text:style-name="P6">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text:soft-page-break/>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text:soft-page-break/>&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text:soft-page-break/>italiano dal sito delle estensioni di openoffice, modificato, eliminando /TUQesa e simili finali, crea un 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1">div class="testo_articolo_dimensione"&gt; </text:p>
          </table:table-cell>
          <table:table-cell table:style-name="Tabella1.B1" office:value-type="string">
            <text:p text:style-name="P41"/>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lt;div id="fb-like"&gt;&lt;fb:like show_faces="false"&gt;&lt;/fb:like&gt;&lt;/div&gt; </text:p>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460_1768982785"/><text:bookmark-start text:name="__DdeLink__1286_344194105"/>RAILS_ENV=development ruby lib/workers/drb_scraper_worker.rb <text:bookmark-end text:name="__DdeLink__1460_1768982785"/><text:bookmark-end text:name="__DdeLink__1286_34419410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8"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 text:c="4"/>require f</text:p>
      <text:p text:style-name="P32"><text:s text:c="2"/>rescue LoadError</text:p>
      <text:p text:style-name="P32"><text:s text:c="4"/>puts "could not load #{f}: #{$!}"</text:p>
      <text:p text:style-name="P32"><text:soft-page-break/><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Se lancio scraper_warker.rb il problema rimane, quindi penso da quello che vedo nei log, che il fatch non abbia proprio il content, perchè non gli viene passato da document.rb</text:p>
      <text:p text:style-name="P37"/>
      <text:p text:style-name="P36"><text:soft-page-break/>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così facendo in certi casi l'if era nil e salvata il marge dei risultati ottenuti.</text:p>
      <text:p text:style-name="P37"><text:soft-page-break/>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
      <text:p text:style-name="P36">Giorno 25</text:p>
      <text:p text:style-name="P37"><text:soft-page-break/>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658210432" text:style-name="L1">
        <text:list-item>
          <text:p text:style-name="P55">inizializzazzione dello scraper, impostando args a nil</text:p>
        </text:list-item>
        <text:list-item>
          <text:p text:style-name="P57"><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5">filter, che semplicemente filtra I risultati in base ad una blacklist creata in un diverso momento</text:p>
        </text:list-item>
        <text:list-item>
          <text:p text:style-name="P55">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5">indexer, con l'insieme di dati, l'indexer si occupa di inserirli all'interno del DB, con lingua, data di pubblicazione, titolo della pagina, contenuto principale, profile ID se è in blacklist e altro</text:p>
        </text:list-item>
        <text:list-item>
          <text:p text:style-name="P55">analyzer, aggiorna il DB e salva le modifiche attravero ruby.</text:p>
        </text:list-item>
      </text:list>
      <text:p text:style-name="P37"/>
      <text:p text:style-name="P37">Ogni fase, riceve un hash, e alla fine lo ritorna modificato alla fase successiva.</text:p>
      <text:p text:style-name="P37"><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7"/>
      <text:p text:style-name="P37">altro giro dopo fix di sosonline</text:p>
      <text:p text:style-name="P37"><text:s/><text:span text:style-name="T20">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text:soft-page-break/></text:p>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text:soft-page-break/>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1941494227" text:style-name="L2">
        <text:list-item>
          <text:p text:style-name="P58">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Problemi con l'avvio del nuvo sistema di funzionamento nel server di test, il demone per avviare il file non riesce a connettersi al DB, inspiegabilmente con <text:bookmark-start text:name="__DdeLink__2053_95491552"/><text:bookmark-start text:name="__DdeLink__3285_850562145"/>RAILS_ENV=staging script/scraper<text:bookmark-end text:name="__DdeLink__2053_95491552"/><text:bookmark-end text:name="__DdeLink__3285_850562145"/> funziona</text:p>
      <text:p text:style-name="P37"/>
      <text:p text:style-name="P36"><text:soft-page-break/>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impressioni su HAL</text:p>
      <text:p text:style-name="P38">Buongiorno a tutti, </text:p>
      <text:p text:style-name="P38">vi invio in allegato le mail di alert che mi sono arrivate dalattivazione del servizio Hal3010. </text:p>
      <text:p text:style-name="P38"/>
      <text:p text:style-name="P38">Prime impressioni: </text:p>
      <text:p text:style-name="P38">MAIL ALERT </text:p>
      <text:p text:style-name="P38">:( una mail per doc reperito &gt; intasa la posta (infatti lo disattivo al volo :P) </text:p>
      <text:p text:style-name="P38">:( nessuna preview </text:p>
      <text:p text:style-name="P38">:( nessuna info aggiuntiva su fonte, data pubblicazione e altri dettagli fondamentali </text:p>
      <text:p text:style-name="P38">:) dalla mail ti fornisce i link per modificare alert (esclusione kwd, fonte, categoria) </text:p>
      <text:p text:style-name="P38">PANNELLO </text:p>
      <text:p text:style-name="P38">:) molto semplice intuitivo (mi piace licona del cestino per indicare Elimina) </text:p>
      <text:p text:style-name="P38">:( il pannello non permette alcuna esportazione delle pagine </text:p>
      <text:p text:style-name="P38">:( la preview non si può ingrandire o ampliare </text:p>
      <text:p text:style-name="P38">:( se si clicca sulla fonte o su titolo doc si arriva cmq alla stessa pagina del doc (non alla home page e alla </text:p>
      <text:p text:style-name="P38">pagina spec) </text:p>
      <text:p text:style-name="P38"/>
      <text:p text:style-name="P38">Sotto uno screenshot del pannello, cmq se volete provarlo i dati di accesso sono: </text:p>
      <text:p text:style-name="P38">user; <text:bookmark-start text:name="__DdeLink__8300_868348494"/>francescatezza@hotmail.com <text:bookmark-end text:name="__DdeLink__8300_868348494"/></text:p>
      <text:p text:style-name="P38">psw: H4l3010</text:p>
      <text:p text:style-name="P37"/>
      <text:p text:style-name="P40">report HAL</text:p>
      <text:p text:style-name="P40"/>
      <text:p text:style-name="P38">Da:<text:tab/>Francesca Tezza &lt;francescatezza@hotmail.com&gt; </text:p>
      <text:p text:style-name="P38">Inviato:<text:tab/>lunedì 22 novembre 2010 9.49 </text:p>
      <text:p text:style-name="P38">A:<text:tab/>Francesca Tezza </text:p>
      <text:p text:style-name="P38">Oggetto:<text:tab/>RE: Hal3010: conad su siracusa.blogsicilia.it </text:p>
      <text:p text:style-name="P38"/>
      <text:p text:style-name="P38">From: hal3010alert06@gmail.com </text:p>
      <text:p text:style-name="P38">To: francescatezza@hotmail.com </text:p>
      <text:p text:style-name="P38"><text:soft-page-break/>CC: <text:s/></text:p>
      <text:p text:style-name="P38">Subject: Hal3010: conad su siracusa.blogsicilia.it </text:p>
      <text:p text:style-name="P38">Date: Mon, 22 Nov 2010 09:21:24 +0100 </text:p>
      <text:p text:style-name="P38"><text:s/></text:p>
      <text:p text:style-name="P38">Buongiorno da Hal3010. <text:s/></text:p>
      <text:p text:style-name="P38"><text:s/>Ho rilevato una presenza della vostra parola chiave conad al seguente link: <text:s/></text:p>
      <text:p text:style-name="P38"><text:s/>Scherma, a Ravenna brilla Paolo Iemmolo </text:p>
      <text:p text:style-name="P38"><text:s/>http://ragusa.blogsicilia.it/scherma-a-ravenna-brilla-paolo-iemmolo/17595/ </text:p>
      <text:p text:style-name="P38"><text:s/>Ritenete utile questo servizio? Parlatene a un collega! Ci aiuterete a crescere. </text:p>
      <text:p text:style-name="P38"><text:s/>Il servizio è al momento in fase sperimentale. E' normale che possano arrivare segnalazioni non pertinenti; </text:p>
      <text:p text:style-name="P38">stiamo affinando il motore di ricerca. </text:p>
      <text:p text:style-name="P38">Perfavore segnalateci nuovi siti che vorreste far monitorare o eventuali redazionali non inviati. </text:p>
      <text:p text:style-name="P38"><text:s/>--- </text:p>
      <text:p text:style-name="P38">Se questo redazionale non vi interessa, forse potete filtrare le segnalazioni dello stesso tipo: </text:p>
      <text:p text:style-name="P38"><text:s/>Se desideri escludere i redazionali dove appare una parola o una frase fai click su questo link </text:p>
      <text:p text:style-name="P38">Escludi i redazionali dove appare una parola o una frase che ti indico </text:p>
      <text:p text:style-name="P38"><text:s/>Se desideri non ricevere segnalazioni dal sito siracusa.blogsicilia.it fai click su questo link </text:p>
      <text:p text:style-name="P38">Non monitorare il sito siracusa.blogsicilia.it </text:p>
      <text:p text:style-name="P38"><text:s/>Se desideri non ricevere segnalazioni del canale News fai click su questo link </text:p>
      <text:p text:style-name="P38">Non monitorare il canale News </text:p>
      <text:p text:style-name="P38">Questa segnalazione viene da un sito classificato come 'Notizie locali'. Se desideri non ricevere segnalazioni </text:p>
      <text:p text:style-name="P38">da siti classificati come Notizie locali fai click su questo link </text:p>
      <text:p text:style-name="P38">Non monitorare i siti classificati come Notizie locali</text:p>
      <text:p text:style-name="P37"/>
      <text:p text:style-name="P37">Impressioni personali:</text:p>
      <text:p text:style-name="P37">Molto semplice perchè ancora in fase iniziale, non si può dire molto, se non che i risultati sono limitati perchè le fonti sono limitate! Lo scopo lo si taggiunge anche se in modo spartano</text:p>
      <text:p text:style-name="P37"/>
      <text:p text:style-name="P37"/>
      <text:p text:style-name="P37">gem list</text:p>
      <text:p text:style-name="P38">abstract (1.0.0) </text:p>
      <text:p text:style-name="P38">actionmailer (3.0.1, 2.0.5) </text:p>
      <text:p text:style-name="P38">actionpack (3.0.1, 2.0.5) </text:p>
      <text:p text:style-name="P38">activemodel (3.0.1) </text:p>
      <text:p text:style-name="P38">activerecord (3.0.1, 2.0.5) </text:p>
      <text:p text:style-name="P38">activeresource (3.0.1, 2.0.5) </text:p>
      <text:p text:style-name="P38">activesupport (3.0.1, 2.0.5) </text:p>
      <text:p text:style-name="P38">acts_as_ferret (0.4.3) </text:p>
      <text:p text:style-name="P38">arel (2.0.2, 1.0.1) </text:p>
      <text:p text:style-name="P38">Ascii85 (1.0.0) </text:p>
      <text:p text:style-name="P38">builder (2.1.2) </text:p>
      <text:p text:style-name="P38">capistrano (2.5.19) </text:p>
      <text:p text:style-name="P38">capistrano-ext (1.2.1) </text:p>
      <text:p text:style-name="P38">color (1.4.1) </text:p>
      <text:p text:style-name="P38">daemon_controller (0.2.5) </text:p>
      <text:p text:style-name="P38"><text:soft-page-break/>echoe (4.3.1) </text:p>
      <text:p text:style-name="P38">erubis (2.6.6) </text:p>
      <text:p text:style-name="P38">fastthread (1.0.7) </text:p>
      <text:p text:style-name="P38">ferret (0.11.8.1, 0.11.6) </text:p>
      <text:p text:style-name="P38">file-tail (1.0.5) </text:p>
      <text:p text:style-name="P38">gemcutter (0.6.1) </text:p>
      <text:p text:style-name="P38">googletranslate (0.2) </text:p>
      <text:p text:style-name="P38">highline (1.6.1) </text:p>
      <text:p text:style-name="P38">hoe (2.6.2) </text:p>
      <text:p text:style-name="P38">hpricot (0.8.3) </text:p>
      <text:p text:style-name="P38">i18n (0.4.2) </text:p>
      <text:p text:style-name="P38">json_pure (1.4.6, 1.1.9) </text:p>
      <text:p text:style-name="P38">mail (2.2.9.1) </text:p>
      <text:p text:style-name="P38">mechanize (1.0.0) </text:p>
      <text:p text:style-name="P38">mime-types (1.16) </text:p>
      <text:p text:style-name="P38">mysql (2.8.1) </text:p>
      <text:p text:style-name="P38">net-scp (1.0.4) </text:p>
      <text:p text:style-name="P38">net-sftp (2.0.5) </text:p>
      <text:p text:style-name="P38">net-ssh (2.0.23) </text:p>
      <text:p text:style-name="P38">net-ssh-gateway (1.0.1) </text:p>
      <text:p text:style-name="P38">nokogiri (1.4.3.1) </text:p>
      <text:p text:style-name="P38">packet (0.1.15) </text:p>
      <text:p text:style-name="P38">passenger (2.2.4) </text:p>
      <text:p text:style-name="P38">pdf-reader (0.8.6) </text:p>
      <text:p text:style-name="P38">pdf-writer (1.1.8) </text:p>
      <text:p text:style-name="P38">polyglot (0.3.1) </text:p>
      <text:p text:style-name="P38">rack (1.2.1) </text:p>
      <text:p text:style-name="P38">rack-mount (0.6.13) </text:p>
      <text:p text:style-name="P38">rack-test (0.5.6) </text:p>
      <text:p text:style-name="P38">rails (2.0.5) </text:p>
      <text:p text:style-name="P38">railties (3.0.1) </text:p>
      <text:p text:style-name="P38">rake (0.8.7) </text:p>
      <text:p text:style-name="P38">rubyforge (2.0.4, 2.0.3) </text:p>
      <text:p text:style-name="P38">spruz (0.2.2) </text:p>
      <text:p text:style-name="P38">thor (0.14.4) </text:p>
      <text:p text:style-name="P38">transaction-simple (1.4.0) </text:p>
      <text:p text:style-name="P38">treetop (1.4.8) </text:p>
      <text:p text:style-name="P38">tzinfo (0.3.23) </text:p>
      <text:p text:style-name="P37"/>
      <text:p text:style-name="P37"/>
      <text:p text:style-name="P36">Giorno 23</text:p>
      <text:p text:style-name="P37">ancora office come nei 2 giorni precedenti</text:p>
      <text:p text:style-name="P37">pomeriggio formazione WA</text:p>
      <text:p text:style-name="P37"/>
      <text:p text:style-name="P36"><text:soft-page-break/>Giorno 24</text:p>
      <text:p text:style-name="P37">Spostamento del DB di produzione in staging con eliminazione di alcuni dati, cancellazione index e ricostruzione</text:p>
      <text:p text:style-name="P37">continua l'arcano con un aggiornamento, sul server test le url che non funzionavano, prese singolarmente funzionano</text:p>
      <text:p text:style-name="P37">Fatto uno script che distingue fra connessione ssh per il server di test e quello di produzione</text:p>
      <text:p text:style-name="P37"/>
      <text:p text:style-name="P36">Giorno 25</text:p>
      <text:p text:style-name="P37">Individuazione domini da eliminare da 9net</text:p>
      <text:p text:style-name="P36">Giorno 26</text:p>
      <text:p text:style-name="P37">eliminazione di 4 domini e tesi</text:p>
      <text:p text:style-name="P36">Giorno 29</text:p>
      <text:p text:style-name="P37">Tesi, più smanettamento su server stage asp</text:p>
      <text:p text:style-name="P36">Giorno 30</text:p>
      <text:p text:style-name="P37">Tesi più formazione about user </text:p>
      <text:p text:style-name="P36">Giorno 1/12</text:p>
      <text:p text:style-name="P37">Twitter gem con oauth <text:a xlink:type="simple" xlink:href="http://developer.yahoo.com/oauth/guide/oauth-auth-flow.html">http://developer.yahoo.com/oauth/guide/oauth-auth-flow.html</text:a></text:p>
      <text:p text:style-name="P36">Giorno 2</text:p>
      <text:p text:style-name="P37">Assente</text:p>
      <text:p text:style-name="P36">Giorno 3</text:p>
      <text:p text:style-name="P37">studio</text:p>
      <text:p text:style-name="P36">Giorno 5</text:p>
      <text:p text:style-name="P37">domini 9net</text:p>
      <text:p text:style-name="P36">Giorno 6</text:p>
      <text:p text:style-name="P37">domini 9net + tesi</text:p>
      <text:p text:style-name="P36">Giorno 22</text:p>
      <text:p text:style-name="P37">Solr, riconoscimento tags</text:p>
      <text:p text:style-name="P36">Giorno 23</text:p>
      <text:p text:style-name="P37">Solr riconoscimento lingua</text:p>
      <text:p text:style-name="P37"/>
      <text:p text:style-name="P37"/>
      <text:p text:style-name="P37"/>
      <text:h text:style-name="P49" text:outline-level="2">Global setup:</text:h>
      <text:p text:style-name="P43"><text:span text:style-name="T14"><text:s/></text:span><text:span text:style-name="T13">Download and install </text:span><text:a xlink:type="simple" xlink:href="http://git-scm.com/download" office:target-frame-name="_blank" xlink:show="new"><text:span text:style-name="T16">Git</text:span></text:a></text:p>
      <text:p text:style-name="P45"><text:s text:c="2"/><text:span text:style-name="T17">git config --global user.name "Your Name"</text:span></text:p>
      <text:p text:style-name="P45"><text:s text:c="2"/><text:span text:style-name="T17">git config --global user.email technoprime@gmail.com</text:span></text:p>
      <text:p text:style-name="P45"><text:s text:c="8"/></text:p>
      <text:h text:style-name="P44" text:outline-level="2">Next steps:</text:h>
      <text:p text:style-name="P42"><text:s text:c="2"/><text:span text:style-name="T17">mkdir Tirocinio</text:span></text:p>
      <text:p text:style-name="P45"><text:s text:c="2"/><text:span text:style-name="T17">cd Tirocinio</text:span></text:p>
      <text:p text:style-name="P45"><text:s text:c="2"/><text:span text:style-name="T17">git init</text:span></text:p>
      <text:p text:style-name="P45"><text:s text:c="2"/><text:span text:style-name="T17">touch README</text:span></text:p>
      <text:p text:style-name="P45"><text:soft-page-break/><text:s text:c="2"/><text:span text:style-name="T17">git add README</text:span></text:p>
      <text:p text:style-name="P45"><text:s text:c="2"/><text:span text:style-name="T17">git commit -m 'first commit'</text:span></text:p>
      <text:p text:style-name="P45"><text:s text:c="2"/><text:span text:style-name="T17">git remote add origin git@github.com:Kingo/Tirocinio.git</text:span></text:p>
      <text:p text:style-name="P45"><text:s text:c="2"/><text:span text:style-name="T17">git push origin master</text:span></text:p>
      <text:p text:style-name="P45"><text:s text:c="6"/></text:p>
      <text:h text:style-name="P44" text:outline-level="2">Existing Git Repo?</text:h>
      <text:p text:style-name="P42"><text:s text:c="2"/><text:span text:style-name="T17">cd existing_git_repo</text:span></text:p>
      <text:p text:style-name="P45"><text:s text:c="2"/><text:span text:style-name="T17">git remote add origin git@github.com:Kingo/Tirocinio.git</text:span></text:p>
      <text:p text:style-name="P45"><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date>2010-12-23T09:29:15</dc:date>
    <meta:editing-cycles>214</meta:editing-cycles>
    <meta:editing-duration>PT121H38M28S</meta:editing-duration>
    <meta:generator>OpenOffice.org/3.2$Linux OpenOffice.org_project/320m12$Build-9483</meta:generator>
    <dc:creator>andrea </dc:creator>
    <meta:document-statistic meta:table-count="1" meta:image-count="0" meta:object-count="0" meta:page-count="26" meta:paragraph-count="698" meta:word-count="10764" meta:character-count="96580"/>
    <meta:user-defined meta:name="Info 1"/>
    <meta:user-defined meta:name="Info 2"/>
    <meta:user-defined meta:name="Info 3"/>
    <meta:user-defined meta:name="Info 4"/>
  </office:meta>
</office:document-meta>
</file>